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hadow="none"/>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paragraph-properties fo:text-align="justify" style:justify-single-word="false"/>
      <style:text-properties officeooo:rsid="0015dba3" officeooo:paragraph-rsid="001d8d82"/>
    </style:style>
    <style:style style:name="P9" style:family="paragraph" style:parent-style-name="Standard">
      <style:paragraph-properties fo:text-align="justify" style:justify-single-word="false"/>
      <style:text-properties officeooo:paragraph-rsid="00156ed8"/>
    </style:style>
    <style:style style:name="P10" style:family="paragraph" style:parent-style-name="Standard">
      <style:paragraph-properties fo:text-align="justify" style:justify-single-word="false" fo:break-before="page"/>
      <style:text-properties style:font-name="Open Sans" officeooo:rsid="0014a288" officeooo:paragraph-rsid="00156ed8"/>
    </style:style>
    <style:style style:name="P11" style:family="paragraph" style:parent-style-name="Standard">
      <style:text-properties style:font-name="Open Sans" fo:font-style="italic" officeooo:rsid="0012ac96" officeooo:paragraph-rsid="0012ac96" style:font-style-asian="italic" style:font-style-complex="italic"/>
    </style:style>
    <style:style style:name="P12" style:family="paragraph" style:parent-style-name="Standard">
      <style:text-properties style:font-name="Open Sans" fo:font-style="italic" officeooo:rsid="0014a288" officeooo:paragraph-rsid="0014a288" style:font-style-asian="italic" style:font-style-complex="italic"/>
    </style:style>
    <style:style style:name="P13" style:family="paragraph" style:parent-style-name="Standard">
      <style:text-properties style:font-name="Open Sans" fo:font-style="normal" officeooo:rsid="0012ac96" officeooo:paragraph-rsid="0012ac96" style:font-style-asian="normal" style:font-style-complex="normal"/>
    </style:style>
    <style:style style:name="P14" style:family="paragraph" style:parent-style-name="Standard">
      <style:text-properties style:font-name="Open Sans" fo:font-style="normal" officeooo:rsid="0014a288" officeooo:paragraph-rsid="0014a288" style:font-style-asian="normal" style:font-style-complex="normal"/>
    </style:style>
    <style:style style:name="P15" style:family="paragraph" style:parent-style-name="Standard">
      <style:text-properties style:font-name="Open Sans" fo:font-style="normal" officeooo:rsid="00156ed8" officeooo:paragraph-rsid="0014a288" style:font-style-asian="normal" style:font-style-complex="normal"/>
    </style:style>
    <style:style style:name="P16"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7"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9"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officeooo:rsid="001d8d82" officeooo:paragraph-rsid="00264545"/>
    </style:style>
    <style:style style:name="P21" style:family="paragraph" style:parent-style-name="Standard">
      <style:paragraph-properties fo:text-align="justify" style:justify-single-word="false"/>
      <style:text-properties officeooo:rsid="001ba0b0" officeooo:paragraph-rsid="001ba0b0"/>
    </style:style>
    <style:style style:name="P22" style:family="paragraph" style:parent-style-name="Standard">
      <style:paragraph-properties fo:text-align="justify" style:justify-single-word="false"/>
      <style:text-properties officeooo:rsid="002d0535" officeooo:paragraph-rsid="002d0535"/>
    </style:style>
    <style:style style:name="P23" style:family="paragraph" style:parent-style-name="Standard">
      <style:paragraph-properties fo:text-align="justify" style:justify-single-word="false"/>
      <style:text-properties officeooo:rsid="002d0535" officeooo:paragraph-rsid="0032468f"/>
    </style:style>
    <style:style style:name="P24" style:family="paragraph" style:parent-style-name="Standard">
      <style:paragraph-properties fo:text-align="justify" style:justify-single-word="false" fo:break-before="page"/>
      <style:text-properties officeooo:rsid="001d8d82" officeooo:paragraph-rsid="00264545"/>
    </style:style>
    <style:style style:name="P25"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normal" fo:font-weight="normal" officeooo:rsid="002d0535" style:font-style-asian="normal" style:font-weight-asian="normal" style:font-style-complex="normal" style:font-weight-complex="normal"/>
    </style:style>
    <style:style style:name="T26" style:family="text">
      <style:text-properties style:font-name="Open Sans" fo:font-style="normal" fo:font-weight="normal" officeooo:rsid="00311e78" style:font-style-asian="normal" style:font-weight-asian="normal" style:font-style-complex="normal" style:font-weight-complex="normal"/>
    </style:style>
    <style:style style:name="T27" style:family="text">
      <style:text-properties style:font-name="Open San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style:font-name="Open Sans" fo:font-style="normal" style:text-underline-style="solid" style:text-underline-width="auto" style:text-underline-color="font-color" fo:font-weight="normal" officeooo:rsid="002ebbeb" style:font-style-asian="normal" style:font-weight-asian="normal" style:font-style-complex="normal" style:font-weight-complex="normal"/>
    </style:style>
    <style:style style:name="T29" style:family="text">
      <style:text-properties style:font-name="Open Sans" fo:font-style="normal" style:text-underline-style="solid" style:text-underline-width="auto" style:text-underline-color="font-color" fo:font-weight="normal" officeooo:rsid="0032fbb6" style:font-style-asian="normal" style:font-weight-asian="normal" style:font-style-complex="normal" style:font-weight-complex="normal"/>
    </style:style>
    <style:style style:name="T30" style:family="text">
      <style:text-properties style:font-name="Open Sans" fo:font-style="normal" style:text-underline-style="none" fo:font-weight="normal" style:font-style-asian="normal" style:font-weight-asian="normal" style:font-style-complex="normal" style:font-weight-complex="normal"/>
    </style:style>
    <style:style style:name="T31" style:family="text">
      <style:text-properties style:font-name="Open Sans" fo:font-style="normal" style:text-underline-style="none" fo:font-weight="normal" officeooo:rsid="002e7e26" style:font-style-asian="normal" style:font-weight-asian="normal" style:font-style-complex="normal" style:font-weight-complex="normal"/>
    </style:style>
    <style:style style:name="T32" style:family="text">
      <style:text-properties style:font-name="Open Sans" fo:font-style="normal" style:text-underline-style="none" fo:font-weight="normal" officeooo:rsid="002ebbeb" style:font-style-asian="normal" style:font-weight-asian="normal" style:font-style-complex="normal" style:font-weight-complex="normal"/>
    </style:style>
    <style:style style:name="T33" style:family="text">
      <style:text-properties style:font-name="Open Sans" fo:font-style="normal" style:text-underline-style="none" fo:font-weight="normal" officeooo:rsid="00311e78" style:font-style-asian="normal" style:font-weight-asian="normal" style:font-style-complex="normal" style:font-weight-complex="normal"/>
    </style:style>
    <style:style style:name="T34" style:family="text">
      <style:text-properties style:font-name="Open Sans" fo:font-style="normal" style:text-underline-style="none" fo:font-weight="normal" officeooo:rsid="0032468f" style:font-style-asian="normal" style:font-weight-asian="normal" style:font-style-complex="normal" style:font-weight-complex="normal"/>
    </style:style>
    <style:style style:name="T35" style:family="text">
      <style:text-properties style:font-name="Open Sans" fo:font-style="normal" style:text-underline-style="none" fo:font-weight="normal" officeooo:rsid="00156ed8" style:font-style-asian="normal" style:font-weight-asian="normal" style:font-style-complex="normal" style:font-weight-complex="normal"/>
    </style:style>
    <style:style style:name="T36" style:family="text">
      <style:text-properties style:font-name="Open Sans" fo:font-style="normal" style:text-underline-style="none" fo:font-weight="normal" officeooo:rsid="0032fbb6" style:font-style-asian="normal" style:font-weight-asian="normal" style:font-style-complex="normal" style:font-weight-complex="normal"/>
    </style:style>
    <style:style style:name="T37" style:family="text">
      <style:text-properties style:font-name="Open Sans" fo:font-style="normal" style:text-underline-style="none" fo:font-weight="normal" officeooo:rsid="00340ad1" style:font-style-asian="normal" style:font-weight-asian="normal" style:font-style-complex="normal" style:font-weight-complex="normal"/>
    </style:style>
    <style:style style:name="T38" style:family="text">
      <style:text-properties style:font-name="Open Sans" fo:font-style="italic" fo:font-weight="normal" officeooo:rsid="00264ef6" style:font-style-asian="italic" style:font-weight-asian="normal" style:font-style-complex="italic" style:font-weight-complex="normal"/>
    </style:style>
    <style:style style:name="T39" style:family="text">
      <style:text-properties style:font-name="Open Sans" fo:font-style="italic" fo:font-weight="normal" officeooo:rsid="0029b4cd" style:font-style-asian="italic" style:font-weight-asian="normal" style:font-style-complex="italic" style:font-weight-complex="normal"/>
    </style:style>
    <style:style style:name="T40" style:family="text">
      <style:text-properties style:font-name="Open Sans" fo:font-style="italic" style:text-underline-style="none" fo:font-weight="normal" style:font-style-asian="italic" style:font-weight-asian="normal" style:font-style-complex="italic" style:font-weight-complex="normal"/>
    </style:style>
    <style:style style:name="T41"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11"><text:tab/>“1. f. Acción y efecto de programar.”</text:p>
      <text:p text:style-name="P13"/>
      <text:p text:style-name="P13"><text:tab/>...Se lo que estas pensando en este momento...</text:p>
      <text:p text:style-name="P13"/>
      <text:p text:style-name="P13"><draw:frame draw:style-name="fr1" draw:name="Imagen1" text:anchor-type="paragraph" svg:width="7.193cm" svg:height="7.193cm" draw:z-index="0"><draw:image xlink:href="Pictures/10000201000001F4000001F494BDB7E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41">Podríamos quedarnos ahí, o p</text:span>odríamos continuar y ver que nos dice acerca de la palabra “programar”:</text:p>
      <text:p text:style-name="P14"/>
      <text:p text:style-name="P4"><text:span text:style-name="T3"><text:tab/></text:span><text:span text:style-name="T1">“1. tr. Formar programas.” (Seguimos con la misma cara)</text:span></text:p>
      <text:p text:style-name="P12"><text:tab/>“2. tr. Idear y ordenar las acciones necesarias para realizar algo.”</text:p>
      <text:p text:style-name="P14"/>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5"/>
      <text:p text:style-name="P4"><text:span text:style-name="T4"><text:tab/></text:span><text:span text:style-name="T2">“7. m. Proyecto ordenado de actividades.”</text:span></text:p>
      <text:p text:style-name="P15"/>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10"><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6"><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9"><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7"/>
      <text:p text:style-name="P17"><draw:frame draw:style-name="fr1" draw:name="Imagen2" text:anchor-type="paragraph" svg:width="11.386cm" svg:height="8.752cm" draw:z-index="1"><draw:image xlink:href="Pictures/100000000000032000000267DF570F51.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pan text:style-name="T10"><text:tab/></text:span><text:span text:style-name="T17">Con esto podemos decir que programar es formar un conjunto de instrucciones en un orden determinado para ser ejecutadas en una computadora y nos devuelva un resultado.</text:span></text:p>
      <text:p text:style-name="P18"><text:tab/>Dicho todo esto, por sí solo te darás cuenta que la programación es la acción de formar un conjunto de instrucciones para luego ser ejecutadas. Ahora que la palabra programación no asusta tanto podemos empezar.</text:p>
      <text:p text:style-name="P20"><text:span text:style-name="T10"><text:tab/>Te preguntaras ahora ¿Pero como realizo la acción de formar un conjunto de instrucciones? Eso se hace escribiendo un código en un lenguaje de programación, pero ya veremos ese tema más adelante.</text:span></text:p>
      <text:p text:style-name="P24"><text:span text:style-name="T14"><text:tab/></text:span><text:span text:style-name="T9">1.2 Software</text:span></text:p>
      <text:p text:style-name="P19"/>
      <text:p text:style-name="P21"><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21"><text:span text:style-name="T19"/></text:p>
      <text:p text:style-name="P21"><text:span text:style-name="T19"><text:tab/></text:span><text:span text:style-name="T38">“Es el conjunto de los programas de cómputo, procedimientos, reglas, documentación y datos asociados, que forman parte de las operaciones de un sistema de computación.”</text:span></text:p>
      <text:p text:style-name="P21"><text:span text:style-name="T19"/></text:p>
      <text:p text:style-name="P21"><text:span text:style-name="T19"><text:tab/></text:span><text:span text:style-name="T20">Dicho de otro modo, es la parte lógica de la computadora.</text:span></text:p>
      <text:p text:style-name="P21"><text:span text:style-name="T20"/></text:p>
      <table:table table:name="Nota1" table:style-name="Nota1">
        <table:table-column table:style-name="Nota1.A"/>
        <table:table-row>
          <table:table-cell table:style-name="Nota1.A1" office:value-type="string">
            <text:p text:style-name="P25">Nota:</text:p>
            <text:p text:style-name="P25"><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21"><text:span text:style-name="T20"/></text:p>
      <text:p text:style-name="P21"><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39">“...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text:p text:style-name="P21"><text:span text:style-name="T23"><text:tab/></text:span><text:span text:style-name="T25">El software está clasificado en tres categorías:</text:span></text:p>
      <text:p text:style-name="P22"><text:span text:style-name="T30"><text:tab/><text:tab/></text:span><text:span text:style-name="T27">Software de sistema</text:span><text:span text:style-name="T10">: En esta categoría se encuentra el software que desvincula al usuario directamente del hardware, lo que ahorra en saber con exactitud la operativa del hardware que se esté utilizando. Esto significa que el software de sistema evita que estemos enviándole ceros y unos a nuestro procesador, memoria, disco, etc. Imagínate las operadoras telefónicas de los años 50, las que andaban enchufando y desenchufando cables para que un </text:span><text:span text:style-name="T26">u</text:span><text:span text:style-name="T10">suario pudiera llamar a otro. Ellas hacían de “software de sistema” en las comunicaciones por teléfono en aquel entonces, por lo que el usuario no tenía por qué saber que cables debían ir conectados en qué ranura para llamar a <text:tab/>otra persona. Simplemente decían -</text:span><text:span text:style-name="T40">”Operadora, comuníqueme con la oficina central del banco”-</text:span><text:span text:style-name="T30"> y la operadora se encargaba de </text:span><text:span text:style-name="T31">ejecutar </text:span><text:span text:style-name="T30">el proceso </text:span><text:span text:style-name="T31">y controlar que </text:span><text:span text:style-name="T30">concluya satisfactoriamente. </text:span><text:span text:style-name="T32">Hoy en día existen conjuntos de <text:tab/>programas </text:span><text:span text:style-name="T33">informáticos (</text:span><text:span text:style-name="T32">sistemas operativos, controladores de dispositivos, etc.) que hacen con la computadora lo que hacían estas mujeres hace mas de sesenta años con los sistemas telefónicos.</text:span></text:p>
      <text:p text:style-name="P23"><text:span text:style-name="T32"><text:tab/><text:tab/></text:span><text:span text:style-name="T28">Software de programación</text:span><text:span text:style-name="T32">: </text:span><text:span text:style-name="T34">Aquí se agrupa el software que vamos a usar durante el transcurso de este libro. Es aquel que se utiliza para hacer los programas. En esta categoría entran los editores de texto (no confundir con los procesadores de texto como </text:span><text:span text:style-name="T35">Microsoft® </text:span><text:span text:style-name="T34">Word o LibreOffice), compiladores, enlazadores, depuradores e intérpretes. En la actualidad existen unos programas llamados Ambiente de Desarrollo Integrado (IDE, no confundir con Unidad Electrónica Integrada), que </text:span><text:soft-page-break/><text:span text:style-name="T34">reúnen todos los programas mencionados, es decir, contiene un editor de texto, un interprete, un depurador, un enlazador y un compilador, todo en un mismo programa. Estos programas tienen una interfaz gráfica que le da mayor comodidad al programador (que puedes ser tu).</text:span></text:p>
      <text:p text:style-name="P23"><text:span text:style-name="T34"><text:tab/><text:tab/></text:span><text:span text:style-name="T29">Software de aplicación</text:span><text:span text:style-name="T36">: </text:span><text:span text:style-name="T37">Este software es el que usan lo usuarios, valga la redundan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16T12:03:42.721312782</dc:date>
    <meta:editing-duration>PT2H17M47S</meta:editing-duration>
    <meta:editing-cycles>31</meta:editing-cycles>
    <meta:generator>LibreOffice/4.3.7.2$Linux_X86_64 LibreOffice_project/430m0$Build-2</meta:generator>
    <meta:document-statistic meta:table-count="1" meta:image-count="2" meta:object-count="0" meta:page-count="4" meta:paragraph-count="29" meta:word-count="1014" meta:character-count="6253" meta:non-whitespace-character-count="5237"/>
  </office:meta>
</office:document-meta>
</file>